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IDREFDatatypeValidator.validate( String content , Validat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11IDREFDatatypeValidator.XML11IDREFDatatyp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